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a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Navigation</text:span></text:p>
      <text:p text:style-name="Standard">- <text:span text:style-name="T1">Social media icon</text:span></text:p>
      <text:p text:style-name="Standard">- <text:span text:style-name="T1">Gallery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8:55:43.784996325</meta:creation-date>
    <dc:date>2022-09-06T18:57:29.970854452</dc:date>
    <meta:editing-duration>PT1M47S</meta:editing-duration>
    <meta:editing-cycles>1</meta:editing-cycles>
    <meta:document-statistic meta:table-count="0" meta:image-count="0" meta:object-count="0" meta:page-count="1" meta:paragraph-count="3" meta:word-count="8" meta:character-count="40" meta:non-whitespace-character-count="35"/>
    <meta:generator>LibreOffice/7.3.5.2$Linux_X86_64 LibreOffice_project/30$Build-2</meta:generator>
  </office:meta>
</office:document-meta>
</file>